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Standard" style:family="paragraph" style:master-page-name="Standard1">
      <style:paragraph-properties fo:line-height="108%" fo:margin-bottom="8.000000000000000pt" style:tab-stop-distance="35.399999999999999pt"/>
      <style:text-properties fo:country="DE" fo:font-family="Calibri" fo:font-size="11.000000000000000pt" fo:language="de" style:use-window-font-color="true"/>
    </style:style>
    <style:style style:name="P2" style:parent-style-name="Standard" style:family="paragraph">
      <style:paragraph-properties fo:line-height="108%" fo:margin-bottom="8.000000000000000pt" style:tab-stop-distance="35.399999999999999pt"/>
      <style:text-properties fo:country="DE" fo:font-family="Calibri" fo:font-size="11.000000000000000pt" fo:language="de" style:use-window-font-color="true"/>
    </style:style>
  </office:automatic-styles>
  <office:body>
    <office:text>
      <text:tracked-changes text:track-changes="false"/>
      <text:p text:style-name="P1"><text:span text:style-name="Absatz-Standardschriftart1">Die Szene wirkt durch sich selbst, sprich du bist Gustav, der Märchenerzähler, der das macht, was der Titel des Spiels vorgibt, Märchen erzählen.</text:span></text:p>
      <text:p text:style-name="P2"><text:span text:style-name="Absatz-Standardschriftart1">Sprich, es ist ein direkter Einstieg, man sieht dich, am besten ein Märchensessel, ein altes Buch. Du bist Gustav Mahler, stolz und eingebildet, präsentierst dich wenige Sekunden, nimmst das Buch zur Hand, schlägst es auf (lässt dir bei allem Zeit) und beginnst:</text:span></text:p>
      <text:p text:style-name="P2"><text:span text:style-name="Absatz-Standardschriftart1">„Es war einmal … scheiße.“ (Du hebst das Buch so hoch, dass Blätter herausfallen.)</text:span></text:p>
      <text:p text:style-name="P2"><text:span text:style-name="Absatz-Standardschriftart1">Scheiße signalisiert den Moment, wenn Blätter aus dem Buch heraus- und auf den Boden fallen. Doch du bleibst sitzen (Du bist Gustav Mahler!) und sagst einfach: Du da … mach dich nützlich und sammle die Seiten auf!“</text:span></text:p>
      <text:p text:style-name="P2"/>
      <text:p text:style-name="P2"><text:span text:style-name="Absatz-Standardschriftart1">Ich überlege gerade wo man einen „alten“ Sessel auftreibt. Habt ihr nicht einen in der Wohnung? Ich habe den beim Umzug hochgeschleppt.</text:span></text:p>
      <text:p text:style-name="P2"><text:bookmark-start text:name="_GoBack"/></text:p>
      <text:p text:style-name="P2">WICHTIG: Bilder von Mahler mit Daumen hoch und Daumen runter für gewonnen und verloren!</text:p>
      <text:p text:style-name="P2"/>
      <text:p text:style-name="P2">gustav;steampunk;werwolf;prison<text:bookmark-end text:name="_GoBack"/></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ext">
      <style:text-properties fo:country="DE" fo:font-family="Calibri" fo:font-size="11.000000000000000pt" fo:language="de" style:use-window-font-color="true"/>
    </style:default-style>
    <style:default-style style:family="paragraph">
      <style:paragraph-properties fo:line-height="108%" fo:margin-bottom="8.000000000000000pt" style:tab-stop-distance="35.399999999999999pt"/>
      <style:text-properties fo:country="DE" fo:font-family="Calibri" fo:font-size="11.000000000000000pt" fo:language="de" style:use-window-font-color="true"/>
    </style:default-style>
    <style:style style:name="Absatz-Standardschriftart1" style:display-name="Absatz-Standardschriftart" style:family="text"/>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Standard" style:display-name="Standard" style:family="paragraph"/>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Absatz-Standardschriftart" style:display-name="Absatz-Standardschriftart" style:family="tex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56.700000000000003pt" fo:margin-left="70.850000000000009pt" fo:margin-right="70.850000000000009pt" fo:margin-top="70.850000000000009pt" fo:padding="0.000000000000000pt" fo:page-height="841.891222259999950pt" fo:page-width="595.304968305800003pt" style:print-orientation="portrait"/>
    </style:page-layout>
    <style:page-layout style:name="pm2" style:page-usage="all">
      <style:page-layout-properties calligra:specialborder-bottom="none" calligra:specialborder-left="none" calligra:specialborder-right="none" calligra:specialborder-top="none" fo:border="0pt none #000000" fo:margin="56.693011599999998pt" fo:padding="0.000000000000000pt" fo:page-height="841.891222259999950pt" fo:page-width="595.276621799999930pt" style:print-orientation="portrait"/>
    </style:page-layout>
  </office:automatic-styles>
  <office:master-styles>
    <style:master-page style:name="Standard1" style:page-layout-name="pm1"/>
    <style:master-page style:name="Standard" style:display-name="Default"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3</meta:editing-cycles>
    <dc:date>2016-08-20T18:15:57</dc:date>
    <meta:creation-date>2016-08-20T16:25:05</meta:creation-date>
    <dc:creator>Barade</dc:creator>
    <meta:user-defined meta:name="email">barade.barade@web.de</meta:user-defined>
  </office:meta>
</office:document-meta>
</file>